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officeooo:rsid="002b63e3" officeooo:paragraph-rsid="000b160a"/>
    </style:style>
    <style:style style:name="P3" style:family="paragraph" style:parent-style-name="Standard">
      <style:text-properties officeooo:rsid="000f52ad" officeooo:paragraph-rsid="000b160a"/>
    </style:style>
    <style:style style:name="P4" style:family="paragraph" style:parent-style-name="Standard">
      <style:text-properties officeooo:rsid="00179ee5" officeooo:paragraph-rsid="00179ee5"/>
    </style:style>
    <style:style style:name="P5" style:family="paragraph" style:parent-style-name="Standard">
      <style:text-properties officeooo:rsid="00179ee5" officeooo:paragraph-rsid="001eeec8"/>
    </style:style>
    <style:style style:name="P6" style:family="paragraph" style:parent-style-name="Standard">
      <style:text-properties officeooo:paragraph-rsid="0002c5b4"/>
    </style:style>
    <style:style style:name="P7" style:family="paragraph" style:parent-style-name="Standard">
      <style:text-properties officeooo:rsid="001eeec8" officeooo:paragraph-rsid="001eeec8"/>
    </style:style>
    <style:style style:name="P8" style:family="paragraph" style:parent-style-name="Standard">
      <style:text-properties officeooo:paragraph-rsid="001eeec8"/>
    </style:style>
    <style:style style:name="P9" style:family="paragraph" style:parent-style-name="Standard">
      <style:text-properties officeooo:paragraph-rsid="00179ee5"/>
    </style:style>
    <style:style style:name="P10" style:family="paragraph" style:parent-style-name="Standard">
      <style:text-properties officeooo:rsid="001f32a7" officeooo:paragraph-rsid="001f32a7"/>
    </style:style>
    <style:style style:name="P11" style:family="paragraph" style:parent-style-name="Standard">
      <style:text-properties officeooo:rsid="00268899" officeooo:paragraph-rsid="00268899"/>
    </style:style>
    <style:style style:name="P12" style:family="paragraph" style:parent-style-name="Standard" style:list-style-name="L1">
      <style:text-properties officeooo:rsid="001eeec8" officeooo:paragraph-rsid="001eeec8"/>
    </style:style>
    <style:style style:name="P13" style:family="paragraph" style:parent-style-name="Standard" style:list-style-name="L2">
      <style:text-properties officeooo:rsid="001eeec8" officeooo:paragraph-rsid="001eeec8"/>
    </style:style>
    <style:style style:name="P14" style:family="paragraph" style:parent-style-name="Heading_20_1">
      <style:text-properties officeooo:paragraph-rsid="0002c5b4"/>
    </style:style>
    <style:style style:name="P15" style:family="paragraph" style:parent-style-name="Heading_20_2">
      <style:text-properties officeooo:rsid="001eeec8" officeooo:paragraph-rsid="001eeec8"/>
    </style:style>
    <style:style style:name="T1" style:family="text">
      <style:text-properties officeooo:rsid="0014c68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eec8" style:font-style-asian="italic" style:font-style-complex="italic"/>
    </style:style>
    <style:style style:name="T4" style:family="text">
      <style:text-properties fo:font-style="italic" officeooo:rsid="00214ac1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font-name="Liberation Sans" fo:font-size="14pt" fo:font-style="italic" fo:font-weight="bold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7" style:family="text">
      <style:text-properties style:font-name="Liberation Sans" fo:font-size="14pt" fo:font-style="italic" fo:font-weight="bold" officeooo:rsid="000b160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8" style:family="text">
      <style:text-properties style:font-name="Liberation Sans" fo:font-size="14pt" fo:font-style="italic" fo:font-weight="bold" officeooo:rsid="0024616b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9" style:family="text">
      <style:text-properties officeooo:rsid="001d09c0"/>
    </style:style>
    <style:style style:name="T10" style:family="text">
      <style:text-properties officeooo:rsid="001eeec8"/>
    </style:style>
    <style:style style:name="T11" style:family="text">
      <style:text-properties officeooo:rsid="001f32a7"/>
    </style:style>
    <style:style style:name="T12" style:family="text">
      <style:text-properties officeooo:rsid="00214ac1"/>
    </style:style>
    <style:style style:name="T13" style:family="text">
      <style:text-properties officeooo:rsid="0022d9d4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4616b"/>
    </style:style>
    <style:style style:name="T16" style:family="text">
      <style:text-properties officeooo:rsid="0026d2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TP<text:span text:style-name="T9">4</text:span> : <text:span text:style-name="T1">Closure, contexte et délégué</text:span></text:h>
      <text:p text:style-name="P6"/>
      <text:p text:style-name="P7"><text:span text:style-name="T8">4.1 </text:span><text:span text:style-name="T7">U</text:span><text:span text:style-name="T6">tilisation des closures</text:span></text:p>
      <text:p text:style-name="P1"/>
      <text:p text:style-name="P5">Nous <text:span text:style-name="T10">transformons notre classe </text:span><text:span text:style-name="T3">Indexer</text:span><text:span text:style-name="T10">.</text:span></text:p>
      <text:p text:style-name="P5"/>
      <text:p text:style-name="P7">Un indexeur est désormais modélisé comme :</text:p>
      <text:list xml:id="list914185917" text:style-name="L1">
        <text:list-item>
          <text:p text:style-name="P12"><text:span text:style-name="T14">Un </text:span><text:span text:style-name="T5">Tokenize</text:span><text:span text:style-name="T2">r</text:span> responsable de découper un texte en un ensemble de mots</text:p>
        </text:list-item>
        <text:list-item>
          <text:p text:style-name="P12"><text:span text:style-name="T14">Une liste de filtres </text:span>: Chaque filtre traite une collection de mots et retourne une autre collection de mots. Les filtres sont donc traités comme des closure<text:span text:style-name="T13">s</text:span> prenant e<text:span text:style-name="T12">n</text:span> entrée une liste de <text:span text:style-name="T4">S</text:span><text:span text:style-name="T2">tring</text:span> et retournant une autre liste de <text:span text:style-name="T2">String</text:span></text:p>
        </text:list-item>
      </text:list>
      <text:p text:style-name="P8"/>
      <text:p text:style-name="P7">Transformer la classe <text:span text:style-name="T2">Indexer</text:span> dans ce sens et réécrire la méthode qui renseigne un index.</text:p>
      <text:p text:style-name="P7"/>
      <text:p text:style-name="P7">Dans la classe Main, créer un Index et lui ajouter 3 filtres :</text:p>
      <text:list xml:id="list2290625299" text:style-name="L2">
        <text:list-item>
          <text:p text:style-name="P13">Un filtre transformants la liste de mots en liste de mots en minuscule</text:p>
        </text:list-item>
        <text:list-item>
          <text:p text:style-name="P13">Un filtre supprimant les mots inférieurs à 3 caractères</text:p>
        </text:list-item>
        <text:list-item>
          <text:p text:style-name="P13">Un filtre supprimant les noms propres Delhi, Londres, Pékin, Chine</text:p>
        </text:list-item>
      </text:list>
      <text:p text:style-name="P4"/>
      <text:p text:style-name="P9"/>
      <text:h text:style-name="P15" text:outline-level="2"><text:span text:style-name="T15">4.2 </text:span>Classe délégué<text:span text:style-name="T11">e</text:span></text:h>
      <text:p text:style-name="P11">Afficher la classe propriétaire et la classe délégué de la Closure </text:p>
      <text:p text:style-name="P11"/>
      <text:p text:style-name="P10">Modifier la logique afin que les filtres puissent mettre à jour une variable dans l’indexer. <text:span text:style-name="T16">Utiliser l’opérateur Elvis pour se protéger des NPE</text:span></text:p>
      <text:p text:style-name="P10"/>
      <text:p text:style-name="P10">Par exemple, on mettra à jour un tableau stockant les temps d’exécutions des Closures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11-18T17:57:31.832920691</dc:date>
    <meta:editing-duration>PT5H36M2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91" meta:character-count="1109" meta:non-whitespace-character-count="937"/>
  </office:meta>
</office:document-meta>
</file>